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4.525625cm" style:use-optimal-column-width="true"/>
    </style:style>
    <style:style style:name="co2" style:family="table-column">
      <style:table-column-properties fo:break-before="auto" style:column-width="9.286875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6.13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Zeitaufwand in min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Read Requirement document - define requirements</text:p>
          </table:table-cell>
          <table:table-cell office:value-type="string" table:style-name="ce3">
            <text:p>02.01.2021</text:p>
          </table:table-cell>
          <table:table-cell office:value-type="float" office:value="15" table:style-name="ce3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reate github repo for the setup project and commit protocoll</text:p>
          </table:table-cell>
          <table:table-cell office:value-type="string" table:style-name="ce1">
            <text:p>02.01.2021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Read tutorial about docker compose and setup postgress in docker-compose.yml</text:p>
          </table:table-cell>
          <table:table-cell office:value-type="string" table:style-name="ce1">
            <text:p>04.01.202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9" table:style-name="ro3">
          <table:table-cell table:number-columns-repeated="16384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number-rows-repeated="1048562" table:style-name="ro3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4">
            <text:p>Ticket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Statu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1</text:p>
          </table:table-cell>
          <table:table-cell office:value-type="string" table:style-name="ce3">
            <text:p>Create protocoll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2</text:p>
          </table:table-cell>
          <table:table-cell office:value-type="string" table:style-name="ce3">
            <text:p>Github Repo erstellen</text:p>
          </table:table-cell>
          <table:table-cell table:style-name="ce1"/>
          <table:table-cell office:value-type="string" table:style-name="ce3">
            <text:p>D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3</text:p>
          </table:table-cell>
          <table:table-cell office:value-type="string" table:style-name="ce3">
            <text:p>Create three VMs with Docker compose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4</text:p>
          </table:table-cell>
          <table:table-cell office:value-type="string" table:style-name="ce3">
            <text:p>Create VM with Postgres DB</text:p>
          </table:table-cell>
          <table:table-cell table:style-name="ce1"/>
          <table:table-cell office:value-type="string" table:style-name="ce3">
            <text:p>In Progress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JPA-05</text:p>
          </table:table-cell>
          <table:table-cell office:value-type="string" table:style-name="ce3">
            <text:p>Create Camunda Spring Boot app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6</text:p>
          </table:table-cell>
          <table:table-cell office:value-type="string" table:style-name="ce3">
            <text:p>Integration Test DB &lt;-&gt; Camunda Service</text:p>
          </table:table-cell>
          <table:table-cell office:value-type="string" table:style-name="ce3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7</text:p>
          </table:table-cell>
          <table:table-cell office:value-type="string" table:style-name="ce3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8</text:p>
          </table:table-cell>
          <table:table-cell office:value-type="string" table:style-name="ce3">
            <text:p>Java Spring Boot App with example rest API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09</text:p>
          </table:table-cell>
          <table:table-cell office:value-type="string" table:style-name="ce3">
            <text:p>Feature: A customer wants to be able to deploy</text:p>
            <text:p>a new process via local file to camunda</text:p>
          </table:table-cell>
          <table:table-cell office:value-type="string" table:style-name="ce3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10</text:p>
          </table:table-cell>
          <table:table-cell office:value-type="string" table:style-name="ce3">
            <text:p>Test with git bash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PA-11</text:p>
          </table:table-cell>
          <table:table-cell office:value-type="string" table:style-name="ce3">
            <text:p>Write setup guide</text:p>
          </table:table-cell>
          <table:table-cell table:style-name="ce1"/>
          <table:table-cell office:value-type="string" table:style-name="ce3">
            <text:p>Open</text:p>
          </table:table-cell>
          <table:table-cell table:number-columns-repeated="16380"/>
        </table:table-row>
        <table:table-row table:number-rows-repeated="1048564" table:style-name="ro3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4" table:number-columns-repeated="1023" table:default-cell-style-name="ce1"/>
        <table:table-column table:style-name="co5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Johannes Preisinger</dc:creator>
    <dc:date>2021-01-04T07:05:37Z</dc:date>
  </office:meta>
</office:document-meta>
</file>